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fo:font-size="18pt" officeooo:rsid="00137872" officeooo:paragraph-rsid="00137872"/>
    </style:style>
    <style:style style:name="P2" style:family="paragraph" style:parent-style-name="Standard">
      <style:text-properties style:font-name="Ubuntu" fo:font-size="14pt" officeooo:rsid="00137872" officeooo:paragraph-rsid="00137872"/>
    </style:style>
    <style:style style:name="P3" style:family="paragraph" style:parent-style-name="Standard">
      <style:text-properties style:font-name="Ubuntu" fo:font-size="14pt" officeooo:rsid="00137872" officeooo:paragraph-rsid="0017e73e"/>
    </style:style>
    <style:style style:name="P4" style:family="paragraph" style:parent-style-name="Standard">
      <style:text-properties style:font-name="Ubuntu" fo:font-size="14pt" officeooo:rsid="00160cca" officeooo:paragraph-rsid="00160cca"/>
    </style:style>
    <style:style style:name="P5" style:family="paragraph" style:parent-style-name="Standard">
      <style:text-properties style:font-name="Ubuntu" fo:font-size="14pt" officeooo:rsid="00169a72" officeooo:paragraph-rsid="00169a72"/>
    </style:style>
    <style:style style:name="P6" style:family="paragraph" style:parent-style-name="Standard">
      <style:text-properties style:font-name="Ubuntu" fo:font-size="14pt" officeooo:rsid="0018d904" officeooo:paragraph-rsid="0018d904"/>
    </style:style>
    <style:style style:name="P7" style:family="paragraph" style:parent-style-name="Standard">
      <style:text-properties style:font-name="Ubuntu" fo:font-size="14pt" officeooo:rsid="0018d904" officeooo:paragraph-rsid="00205f1b"/>
    </style:style>
    <style:style style:name="P8" style:family="paragraph" style:parent-style-name="Standard">
      <style:text-properties style:font-name="Ubuntu" fo:font-size="14pt" officeooo:rsid="001b4c96" officeooo:paragraph-rsid="001b4c96"/>
    </style:style>
    <style:style style:name="P9" style:family="paragraph" style:parent-style-name="Standard">
      <style:text-properties style:font-name="Ubuntu" fo:font-size="14pt" officeooo:rsid="001ccc09" officeooo:paragraph-rsid="001d997b"/>
    </style:style>
    <style:style style:name="P10" style:family="paragraph" style:parent-style-name="Standard">
      <style:text-properties style:font-name="Ubuntu" fo:font-size="14pt" officeooo:rsid="001ccc09" officeooo:paragraph-rsid="001ebf51"/>
    </style:style>
    <style:style style:name="P11" style:family="paragraph" style:parent-style-name="Standard">
      <style:text-properties style:font-name="Ubuntu" fo:font-size="14pt" officeooo:rsid="001ccc09" officeooo:paragraph-rsid="0022da88"/>
    </style:style>
    <style:style style:name="P12" style:family="paragraph" style:parent-style-name="Standard">
      <style:text-properties style:font-name="Ubuntu" fo:font-size="14pt" officeooo:rsid="001f771e" officeooo:paragraph-rsid="001f771e"/>
    </style:style>
    <style:style style:name="P13" style:family="paragraph" style:parent-style-name="Standard">
      <style:text-properties style:font-name="Ubuntu" fo:font-size="14pt" officeooo:rsid="002059b2" officeooo:paragraph-rsid="002059b2"/>
    </style:style>
    <style:style style:name="P14" style:family="paragraph" style:parent-style-name="Standard">
      <style:text-properties style:font-name="Ubuntu" fo:font-size="14pt" officeooo:rsid="00205f1b" officeooo:paragraph-rsid="00205f1b"/>
    </style:style>
    <style:style style:name="P15" style:family="paragraph" style:parent-style-name="Standard">
      <style:text-properties style:font-name="Ubuntu" fo:font-size="18pt" officeooo:rsid="00137872" officeooo:paragraph-rsid="0017e73e"/>
    </style:style>
    <style:style style:name="P16" style:family="paragraph" style:parent-style-name="Standard">
      <style:text-properties style:font-name="Ubuntu" fo:font-size="18pt" officeooo:rsid="002059b2" officeooo:paragraph-rsid="002059b2"/>
    </style:style>
    <style:style style:name="T1" style:family="text">
      <style:text-properties officeooo:rsid="0015d732"/>
    </style:style>
    <style:style style:name="T2" style:family="text">
      <style:text-properties fo:font-style="italic" style:font-style-asian="italic" style:font-style-complex="italic"/>
    </style:style>
    <style:style style:name="T3" style:family="text">
      <style:text-properties fo:font-style="italic" officeooo:rsid="001a810c" style:font-style-asian="italic" style:font-style-complex="italic"/>
    </style:style>
    <style:style style:name="T4" style:family="text">
      <style:text-properties fo:font-style="italic" officeooo:rsid="001b4c96" style:font-style-asian="italic" style:font-style-complex="italic"/>
    </style:style>
    <style:style style:name="T5" style:family="text">
      <style:text-properties fo:font-style="italic" officeooo:rsid="0022d7c7" style:font-style-asian="italic" style:font-style-complex="italic"/>
    </style:style>
    <style:style style:name="T6" style:family="text">
      <style:text-properties fo:font-style="italic" officeooo:rsid="0018d904"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7dda" style:font-style-asian="normal" style:font-style-complex="normal"/>
    </style:style>
    <style:style style:name="T9" style:family="text">
      <style:text-properties fo:font-style="normal" officeooo:rsid="001a810c" style:font-style-asian="normal" style:font-style-complex="normal"/>
    </style:style>
    <style:style style:name="T10" style:family="text">
      <style:text-properties fo:font-style="normal" officeooo:rsid="001b4c96" style:font-style-asian="normal" style:font-style-complex="normal"/>
    </style:style>
    <style:style style:name="T11" style:family="text">
      <style:text-properties fo:font-style="normal" officeooo:rsid="001c5f33" style:font-style-asian="normal" style:font-style-complex="normal"/>
    </style:style>
    <style:style style:name="T12" style:family="text">
      <style:text-properties fo:font-style="normal" officeooo:rsid="001ccc09" style:font-style-asian="normal" style:font-style-complex="normal"/>
    </style:style>
    <style:style style:name="T13" style:family="text">
      <style:text-properties fo:font-style="normal" officeooo:rsid="001d997b" style:font-style-asian="normal" style:font-style-complex="normal"/>
    </style:style>
    <style:style style:name="T14" style:family="text">
      <style:text-properties fo:font-style="normal" officeooo:rsid="001ebf51" style:font-style-asian="normal" style:font-style-complex="normal"/>
    </style:style>
    <style:style style:name="T15" style:family="text">
      <style:text-properties fo:font-style="normal" officeooo:rsid="001f771e" style:font-style-asian="normal" style:font-style-complex="normal"/>
    </style:style>
    <style:style style:name="T16" style:family="text">
      <style:text-properties fo:font-style="normal" officeooo:rsid="001ff296" style:font-style-asian="normal" style:font-style-complex="normal"/>
    </style:style>
    <style:style style:name="T17" style:family="text">
      <style:text-properties fo:font-style="normal" officeooo:rsid="002059b2" style:font-style-asian="normal" style:font-style-complex="normal"/>
    </style:style>
    <style:style style:name="T18" style:family="text">
      <style:text-properties fo:font-style="normal" officeooo:rsid="00205f1b" style:font-style-asian="normal" style:font-style-complex="normal"/>
    </style:style>
    <style:style style:name="T19" style:family="text">
      <style:text-properties fo:font-style="normal" officeooo:rsid="002105df" style:font-style-asian="normal" style:font-style-complex="normal"/>
    </style:style>
    <style:style style:name="T20" style:family="text">
      <style:text-properties fo:font-style="normal" officeooo:rsid="0022d7c7" style:font-style-asian="normal" style:font-style-complex="normal"/>
    </style:style>
    <style:style style:name="T21" style:family="text">
      <style:text-properties fo:font-style="normal" officeooo:rsid="0022da88" style:font-style-asian="normal" style:font-style-complex="normal"/>
    </style:style>
    <style:style style:name="T22" style:family="text">
      <style:text-properties officeooo:rsid="0018d904"/>
    </style:style>
    <style:style style:name="T23" style:family="text">
      <style:text-properties fo:font-size="18pt" fo:font-style="normal" officeooo:rsid="001d997b" style:font-style-asian="normal" style:font-style-complex="normal"/>
    </style:style>
    <style:style style:name="T24" style:family="text">
      <style:text-properties fo:font-size="18pt" fo:font-style="italic" officeooo:rsid="001d997b"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ódulo <text:span text:style-name="T2">thistle1</text:span></text:p>
      <text:p text:style-name="P1"/>
      <text:p text:style-name="P2">Este módulo está formado por genes relacionados con la mitocondria, concretamente con la membrana interna <text:span text:style-name="T1">y los complejos proteicos que allí se hayan. Funcionalmente están relacionados con el transporte de electrones y la síntesis de ATP. También están relacionados con enfermedades neurodegenerativas tales como el Alzheimer, el Parkinson y la enfermedad de Huntington. Estas enfermedades guardan relación con alteraciones en la función de las mitocondrias que están relacionadas tanto con la producción de energía como con la apoptosis y la generación de ROS (</text:span><text:span text:style-name="T4">Reactive Oxygen Species)</text:span><text:span text:style-name="T10"> que causan estrés oxidativo</text:span><text:span text:style-name="T1">, si bien en ninguna de las tres se sabe completamente el mecanismo molecular que las origina. (Moreira et al, 2010) .A nivel celular, los genes de este módulo están asociados a las neuronas, que son el tipo celular más importante en la patología del Alzheimer.</text:span></text:p>
      <text:p text:style-name="P2"/>
      <text:p text:style-name="P4">El gen con mayor MM (<text:span text:style-name="T2">Module Membership)</text:span><text:span text:style-name="T7"> es APOO, codificante de la apolipoproteína O, que tiene relación con la formación de puntos de contacto entre mitocondrias y en la organización estructural de las crestas mitocondriales. </text:span></text:p>
      <text:p text:style-name="P4"><text:span text:style-name="T7"/></text:p>
      <text:p text:style-name="P5"><text:span text:style-name="T7">Los cuatro otros genes con mayor MM son <text:s/>SLC30A5, un transportador de Zinc; UPRT, una enzima uracil-fosforibosil-transferasa; LEO1, componente del complejo activador de la transcripción dependiente de la ARN polimerasa II; y IFTAP, <text:tab/>una proteína asociada al transporte intrafla</text:span><text:span text:style-name="T8">gelar. Las funciones de estos genes no están muy relacionadas con el resto de anotaciones del módulo.</text:span></text:p>
      <text:p text:style-name="P5"><text:span text:style-name="T8"/></text:p>
      <text:p text:style-name="P5"><text:span text:style-name="T8"/></text:p>
      <text:p text:style-name="P15">Módulo <text:span text:style-name="T6">royalblue</text:span></text:p>
      <text:p text:style-name="P3"/>
      <text:p text:style-name="P7">Este módulo contiene genes relacionados con la membrana y orgánulos membranosos. Su función es la de receptores, que se unen a diversas moléculas como proteínas de la matriz extracelular, citoquinas y péptidos como el TNF(<text:span text:style-name="T2">Tumor Necrosis Factor). </text:span><text:span text:style-name="T7">Consecuentemente están implicados en varias rutas de señalización que dependen de algún receptor de membrana que detecte una señal. Aparece la respuesta a citoquinas, </text:span><text:span text:style-name="T9">a otras interleuquinas,</text:span><text:span text:style-name="T7"> al TNF, al HIF (</text:span><text:span text:style-name="T2">Hy</text:span><text:span text:style-name="T3">poxia Inducible Factor),</text:span><text:span text:style-name="T9">la citotoxicidad causada por acción de linfocitos NK. Relacionado con el sistema inmune aparece también la desgranulación de los neutrófilos. Estas rutas desencadenan entre otras respuestas la apoptosis y la inflamación. La apoptosis de células nerviosas</text:span><text:span text:style-name="T10"> y la inflamación</text:span><text:span text:style-name="T9"> ocurre</text:span><text:span text:style-name="T10">n</text:span><text:span text:style-name="T9"> en el transcurso de las enfermedades neurodegenerativas, incluido el Alzheimer. También es interesante el enriquecimiento encontrado en el tipo celular microglial, ya </text:span><text:soft-page-break/><text:span text:style-name="T9">que estas células son de origen </text:span><text:span text:style-name="T10">mieloide, es decir, provienen de macrófagos, células con actividad fagocítica y presentadora de antígenos entre otras. Dentro del tejido nervioso, se diferencian a microglia y cumplen estas funciones inmunitarias, fagocitando cuerpos extraños como células apoptóticas y placas amiloides que se forman en el Alzheimer. Existen estudios que relacionan las células microgliales con el origen de la enfermedad </text:span><text:span text:style-name="T18">(Hemonnot et al</text:span><text:span text:style-name="T10">. </text:span><text:span text:style-name="T18">2018)</text:span></text:p>
      <text:p text:style-name="P6"><text:span text:style-name="T10"/></text:p>
      <text:p text:style-name="P8"><text:span text:style-name="T7">Los </text:span><text:span text:style-name="T11">5 </text:span><text:span text:style-name="T7">genes </text:span><text:span text:style-name="T11">con mayor MM del módulo son HYAL2, una enzima hialurodinasa liposomal, ICAM2, una proteína de unión intercelular, DGKH, una enzima </text:span><text:span text:style-name="T12">diacilglicerol quinasa inducida ante glucocorticoides, CPD, una carboxipeptidasa y SNAI1, un represor transcripcional. </text:span></text:p>
      <text:p text:style-name="P9"><text:span text:style-name="T7">Los funciones más relevantes en relación con las anotaciones anteriormente comentadas son la de ICAM2, que participa en la unión entre células, algo que forma parte de las funciones de las células microgliales, DGKH, porque regula los niveles de un segundo mensajero como es el diacilglicerol implicado en múltiples rutas de señalización.</text:span></text:p>
      <text:p text:style-name="P9"><text:span text:style-name="T7"/></text:p>
      <text:p text:style-name="P9"><text:span text:style-name="T23">Módulo </text:span><text:span text:style-name="T24">tan</text:span></text:p>
      <text:p text:style-name="P9"><text:span text:style-name="T23"/></text:p>
      <text:p text:style-name="P11"><text:span text:style-name="T13">Este módulo contiene genes que actúan como factores de transcripción, encontrándose por tanto dentro del núcleo concretamente en el nucleoplasma. Tienen relación con reacciones anbólicas y biosíntesis de macromoléculas. Aparecen asociados a algunas rutas de señalización como la de las MAP quinasas, el TGF (Tumor Growth Factor). </text:span><text:span text:style-name="T7"><text:s/></text:span><text:span text:style-name="T14">Existen estudios que relacionan una deficiencia en la señalización dependiente de TGF con el Alzheimer </text:span><text:span text:style-name="T21">(</text:span><text:span text:style-name="T18">Hu </text:span><text:span text:style-name="T21">et al., 2019). </text:span><text:span text:style-name="T14"><text:s/></text:span><text:span text:style-name="T13">De modo particularmente interesante aparecen asociados a diversos tipos de cáncer, como el de pulmón, colorectal, de pecho y de tiroides; así como al virus de la leucemia humano que causa también cáncer como consecuencia de su ciclo de replicación. <text:s/></text:span><text:span text:style-name="T14">Existen también estudios que hablan de una correlación inversa entre el cáncer y el Alzheimer, pues el cancer está causado por una proliferación descontrolada de las células y el Alzheimer por la causa opuesta, un aumento de la muerte celular. </text:span><text:span text:style-name="T21">(Anne Feng et al. , 2017). </text:span><text:span text:style-name="T7">E</text:span><text:span text:style-name="T15">l tipo celular asociado a los genes de este módulo vuelve a ser la microglia.</text:span></text:p>
      <text:p text:style-name="P10"><text:span text:style-name="T15"/></text:p>
      <text:p text:style-name="P12"><text:span text:style-name="T7">Los </text:span><text:span text:style-name="T16">tres </text:span><text:span text:style-name="T7">genes con mayor MM son </text:span><text:span text:style-name="T16">TBC1D10, una proteína activadora de GTPasa </text:span><text:span text:style-name="T17">de tipo Rab,</text:span><text:span text:style-name="T16"> que participa en </text:span><text:span text:style-name="T17">la regulación del transporte de vesículas en oligodendrocitos; OXSR1, una quinasa que se activa como respuesta al estrés oxidativo; y un transcrito no traducido, un ARN no codificante LINC01354 sin función atribuida. De estos tres el más relevante quizás sea OXSR1 debido a su relación con el estrés oxidativo y el papel de este en la apoptosis.</text:span></text:p>
      <text:p text:style-name="P12"><text:span text:style-name="T17"/></text:p>
      <text:p text:style-name="P12"><text:soft-page-break/><text:span text:style-name="T17"/></text:p>
      <text:p text:style-name="P16"><text:span text:style-name="T7">Referencias</text:span></text:p>
      <text:p text:style-name="P13"><text:span text:style-name="T7">[1] Paula I. Moreira , Cristina Carvalho, Xiongwei Zhu, <text:s/>Mark A. Smith , George Perry : Mitochondrial dysfunction is a trigger of Alzheimer's disease pathophysiology. </text:span><text:span text:style-name="T2">Biochimica et Biophysica Acta</text:span><text:span text:style-name="T7"> </text:span><text:span text:style-name="T18">2010, 1802 2:10</text:span></text:p>
      <text:p text:style-name="P13"><text:span text:style-name="T18"/></text:p>
      <text:p text:style-name="P14"><text:span text:style-name="T7">[2] Anne-Laure Hemonnot , Jennifer Hua, <text:s/>Lauriane Ulmann, and Hélène Hirbec Microglia in Alzheimer Disease:</text:span></text:p>
      <text:p text:style-name="P14"><text:span text:style-name="T7">Well-Known Targets and New Opportunities. </text:span><text:span text:style-name="T2">Frontiers in Aging Neuroscience</text:span><text:span text:style-name="T7"> 2019, 11 233</text:span></text:p>
      <text:p text:style-name="P12"><text:span text:style-name="T17"/></text:p>
      <text:p text:style-name="P14"><text:span text:style-name="T7">[3] Yueqiang Hu, Wei Chen, Lin Wu, <text:s/>Lingfei Jiang , Ni Liang , Lulu Tan , Minghui Liang, Nong Tang: TGF-β1 Restores Hippocampal Synaptic Plasticity and Memory in Alzheimer Model via the PI3K/Akt/Wnt/β-Catenin Signaling Pathway. </text:span><text:span text:style-name="T5">Journal of Molecular Neuroscience </text:span><text:span text:style-name="T20">2019, 67, 142:149. </text:span></text:p>
      <text:p text:style-name="P14"><text:span text:style-name="T7"/></text:p>
      <text:p text:style-name="P14"><text:span text:style-name="T7">[4] Yen-Chen Anne Feng, <text:s/>Kelly Cho, Sara Lindstrom, <text:s/>Peter Kraft, Jean Cormack: Investigating the genetic relationship between Alzheimer’s</text:span></text:p>
      <text:p text:style-name="P14"><text:span text:style-name="T7">disease and cancer using GWAS summary statistics. </text:span><text:span text:style-name="T2">Human Genetics </text:span><text:span text:style-name="T19">2017, 136, 1341:135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3:45:58.029434630</meta:creation-date>
    <dc:date>2020-04-06T18:19:15.271429222</dc:date>
    <meta:editing-duration>PT3H7M13S</meta:editing-duration>
    <meta:editing-cycles>6</meta:editing-cycles>
    <meta:generator>LibreOffice/6.0.7.3$Linux_X86_64 LibreOffice_project/00m0$Build-3</meta:generator>
    <meta:document-statistic meta:table-count="0" meta:image-count="0" meta:object-count="0" meta:page-count="3" meta:paragraph-count="18" meta:word-count="893" meta:character-count="5931" meta:non-whitespace-character-count="5043"/>
  </office:meta>
</office:document-meta>
</file>